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02cm" fo:margin-left="0.191cm" fo:margin-top="0cm" fo:margin-bottom="0cm" table:align="left" style:writing-mode="lr-tb"/>
    </style:style>
    <style:style style:name="Таблица1.A" style:family="table-column">
      <style:table-column-properties style:column-width="5.636cm"/>
    </style:style>
    <style:style style:name="Таблица1.B" style:family="table-column">
      <style:table-column-properties style:column-width="0.422cm"/>
    </style:style>
    <style:style style:name="Таблица1.C" style:family="table-column">
      <style:table-column-properties style:column-width="5.046cm"/>
    </style:style>
    <style:style style:name="Таблица1.D" style:family="table-column">
      <style:table-column-properties style:column-width="0.489cm"/>
    </style:style>
    <style:style style:name="Таблица1.E" style:family="table-column">
      <style:table-column-properties style:column-width="5.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02cm" fo:margin-left="0.191cm" fo:margin-top="0cm" fo:margin-bottom="0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02cm" fo:margin-left="0.191cm" fo:margin-top="0cm" fo:margin-bottom="0cm" table:align="left" style:writing-mode="lr-tb"/>
    </style:style>
    <style:style style:name="Таблица3.A" style:family="table-column">
      <style:table-column-properties style:column-width="3.819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16cm"/>
    </style:style>
    <style:style style:name="Таблица3.D" style:family="table-column">
      <style:table-column-properties style:column-width="4.955cm"/>
    </style:style>
    <style:style style:name="Таблица3.E" style:family="table-column">
      <style:table-column-properties style:column-width="0.432cm"/>
    </style:style>
    <style:style style:name="Таблица3.F" style:family="table-column">
      <style:table-column-properties style:column-width="4.32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Heading_20_1">
      <style:paragraph-properties fo:margin-top="1.27cm" fo:margin-bottom="1.27cm" style:contextual-spacing="false" fo:orphans="0" fo:widows="0"/>
      <style:text-properties fo:font-size="16pt" fo:font-weight="normal" officeooo:paragraph-rsid="00099f4f" style:font-size-asian="16pt" style:font-weight-asian="normal" style:font-size-complex="16pt"/>
    </style:style>
    <style:style style:name="P2" style:family="paragraph" style:parent-style-name="Heading_20_3">
      <style:paragraph-properties fo:margin-top="0.212cm" fo:margin-bottom="0cm" style:contextual-spacing="false" fo:orphans="0" fo:widows="0"/>
      <style:text-properties fo:font-size="12pt" fo:language="ru" fo:country="RU" officeooo:paragraph-rsid="00099f4f" style:font-size-asian="12pt" style:font-size-complex="12pt"/>
    </style:style>
    <style:style style:name="P3" style:family="paragraph" style:parent-style-name="Heading_20_3">
      <style:paragraph-properties fo:margin-top="0.423cm" fo:margin-bottom="0cm" style:contextual-spacing="false" fo:orphans="0" fo:widows="0"/>
      <style:text-properties fo:font-size="14pt" fo:language="ru" fo:country="RU" officeooo:paragraph-rsid="00099f4f" style:font-size-asian="14pt" style:font-size-complex="14pt"/>
    </style:style>
    <style:style style:name="P4" style:family="paragraph" style:parent-style-name="List_20_Paragraph" style:list-style-name="WWNum2">
      <style:paragraph-properties fo:margin-top="1.058cm" fo:margin-bottom="0cm" style:contextual-spacing="true" fo:orphans="0" fo:widows="0"/>
      <style:text-properties officeooo:paragraph-rsid="00099f4f"/>
    </style:style>
    <style:style style:name="P5" style:family="paragraph" style:parent-style-name="List_20_Paragraph">
      <style:paragraph-properties fo:margin-left="0.635cm" fo:margin-right="0cm" fo:orphans="0" fo:widows="0" fo:text-indent="0cm" style:auto-text-indent="false"/>
      <style:text-properties officeooo:paragraph-rsid="00099f4f"/>
    </style:style>
    <style:style style:name="P6" style:family="paragraph" style:parent-style-name="List_20_Paragraph">
      <style:paragraph-properties fo:margin-left="0.635cm" fo:margin-right="0cm" fo:margin-top="1.058cm" fo:margin-bottom="0cm" style:contextual-spacing="true" fo:orphans="0" fo:widows="0" fo:text-indent="0cm" style:auto-text-indent="false"/>
      <style:text-properties officeooo:paragraph-rsid="00099f4f"/>
    </style:style>
    <style:style style:name="P7" style:family="paragraph" style:parent-style-name="List_20_Paragraph">
      <style:paragraph-properties fo:margin-left="0cm" fo:margin-right="0cm" fo:margin-top="1.058cm" fo:margin-bottom="0cm" style:contextual-spacing="true" fo:orphans="0" fo:widows="0" fo:text-indent="0cm" style:auto-text-indent="false"/>
      <style:text-properties officeooo:paragraph-rsid="00099f4f"/>
    </style:style>
    <style:style style:name="P8" style:family="paragraph" style:parent-style-name="List_20_Paragraph">
      <style:paragraph-properties fo:margin-left="0.635cm" fo:margin-right="0cm" fo:orphans="0" fo:widows="0" fo:text-indent="0cm" style:auto-text-indent="false"/>
      <style:text-properties fo:language="en" fo:country="US" officeooo:paragraph-rsid="00099f4f"/>
    </style:style>
    <style:style style:name="P9" style:family="paragraph" style:parent-style-name="List_20_Paragraph">
      <style:paragraph-properties fo:margin-left="0.635cm" fo:margin-right="0cm" fo:margin-top="1.058cm" fo:margin-bottom="0cm" style:contextual-spacing="true" fo:text-align="center" style:justify-single-word="false" fo:orphans="0" fo:widows="0" fo:text-indent="0cm" style:auto-text-indent="false"/>
      <style:text-properties officeooo:paragraph-rsid="00099f4f"/>
    </style:style>
    <style:style style:name="P10" style:family="paragraph" style:parent-style-name="List_20_Paragraph">
      <style:paragraph-properties fo:margin-left="0.635cm" fo:margin-right="0cm" fo:margin-top="1.058cm" fo:margin-bottom="0cm" style:contextual-spacing="true" fo:text-align="center" style:justify-single-word="false" fo:orphans="0" fo:widows="0" fo:text-indent="0cm" style:auto-text-indent="false"/>
      <style:text-properties fo:font-size="14pt" fo:font-weight="bold" officeooo:paragraph-rsid="00099f4f" style:font-size-asian="14pt" style:font-weight-asian="bold" style:font-size-complex="14pt"/>
    </style:style>
    <style:style style:name="P11" style:family="paragraph" style:parent-style-name="Standard">
      <style:paragraph-properties fo:margin-top="2.117cm" fo:margin-bottom="0cm" style:contextual-spacing="false" fo:orphans="0" fo:widows="0"/>
      <style:text-properties officeooo:paragraph-rsid="00099f4f"/>
    </style:style>
    <style:style style:name="P12" style:family="paragraph" style:parent-style-name="Standard">
      <style:paragraph-properties fo:margin-left="-0.191cm" fo:margin-right="0cm" fo:orphans="0" fo:widows="0" fo:text-indent="0cm" style:auto-text-indent="false"/>
      <style:text-properties officeooo:paragraph-rsid="00099f4f"/>
    </style:style>
    <style:style style:name="P13" style:family="paragraph" style:parent-style-name="Standard">
      <style:paragraph-properties fo:orphans="0" fo:widows="0"/>
      <style:text-properties officeooo:paragraph-rsid="00099f4f"/>
    </style:style>
    <style:style style:name="P14" style:family="paragraph" style:parent-style-name="Standard">
      <style:paragraph-properties fo:margin-top="1.058cm" fo:margin-bottom="0cm" style:contextual-spacing="false" fo:orphans="0" fo:widows="0"/>
      <style:text-properties officeooo:paragraph-rsid="00099f4f"/>
    </style:style>
    <style:style style:name="P15" style:family="paragraph" style:parent-style-name="Standard">
      <style:paragraph-properties fo:margin-left="0cm" fo:margin-right="0cm" fo:margin-top="1.058cm" fo:margin-bottom="0cm" style:contextual-spacing="true" fo:orphans="0" fo:widows="0" fo:text-indent="0cm" style:auto-text-indent="false"/>
      <style:text-properties officeooo:paragraph-rsid="00099f4f"/>
    </style:style>
    <style:style style:name="P16" style:family="paragraph" style:parent-style-name="Standard">
      <loext:graphic-properties draw:fill="solid" draw:fill-color="#2b2b2b"/>
      <style:paragraph-properties fo:margin-left="0cm" fo:margin-right="0cm" fo:margin-top="1.058cm" fo:margin-bottom="0cm" style:contextual-spacing="true" fo:orphans="0" fo:widows="0" fo:text-indent="0cm" style:auto-text-indent="false" fo:background-color="#2b2b2b" fo:padding="0cm" fo:border="none" style:shadow="none"/>
      <style:text-properties officeooo:paragraph-rsid="00099f4f"/>
    </style:style>
    <style:style style:name="P17" style:family="paragraph" style:parent-style-name="Standard">
      <style:paragraph-properties fo:text-align="center" style:justify-single-word="false" fo:orphans="0" fo:widows="0"/>
      <style:text-properties officeooo:paragraph-rsid="00099f4f"/>
    </style:style>
    <style:style style:name="P18" style:family="paragraph" style:parent-style-name="Standard">
      <style:paragraph-properties fo:margin-top="0.847cm" fo:margin-bottom="0cm" style:contextual-spacing="false" fo:text-align="center" style:justify-single-word="false" fo:orphans="0" fo:widows="0"/>
      <style:text-properties officeooo:paragraph-rsid="00099f4f"/>
    </style:style>
    <style:style style:name="P19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099f4f"/>
    </style:style>
    <style:style style:name="P20" style:family="paragraph" style:parent-style-name="Standard">
      <style:paragraph-properties fo:margin-top="3.81cm" fo:margin-bottom="0cm" style:contextual-spacing="false" fo:text-align="center" style:justify-single-word="false" fo:orphans="0" fo:widows="0"/>
      <style:text-properties officeooo:paragraph-rsid="00099f4f"/>
    </style:style>
    <style:style style:name="P21" style:family="paragraph" style:parent-style-name="Standard">
      <style:paragraph-properties fo:text-align="center" style:justify-single-word="false"/>
      <style:text-properties officeooo:paragraph-rsid="00099f4f"/>
    </style:style>
    <style:style style:name="P22" style:family="paragraph" style:parent-style-name="Standard">
      <style:paragraph-properties fo:margin-top="0.212cm" fo:margin-bottom="0cm" style:contextual-spacing="false" fo:line-height="150%" fo:orphans="0" fo:widows="0"/>
      <style:text-properties officeooo:paragraph-rsid="00099f4f"/>
    </style:style>
    <style:style style:name="P23" style:family="paragraph" style:parent-style-name="Standard">
      <style:paragraph-properties fo:margin-top="2.963cm" fo:margin-bottom="0cm" style:contextual-spacing="false" fo:line-height="150%" fo:orphans="0" fo:widows="0"/>
      <style:text-properties officeooo:paragraph-rsid="00099f4f"/>
    </style:style>
    <style:style style:name="P24" style:family="paragraph" style:parent-style-name="Standard">
      <style:paragraph-properties fo:line-height="0.318cm" fo:text-align="center" style:justify-single-word="false" fo:orphans="0" fo:widows="0"/>
      <style:text-properties fo:font-size="10pt" officeooo:paragraph-rsid="00099f4f" style:font-size-asian="10pt" style:font-size-complex="10pt"/>
    </style:style>
    <style:style style:name="P25" style:family="paragraph" style:parent-style-name="Standard">
      <style:paragraph-properties fo:orphans="0" fo:widows="0"/>
      <style:text-properties fo:font-size="10pt" officeooo:paragraph-rsid="00099f4f" style:font-size-asian="10pt" style:font-size-complex="10pt"/>
    </style:style>
    <style:style style:name="P26" style:family="paragraph" style:parent-style-name="Standard">
      <style:paragraph-properties fo:line-height="0.318cm" fo:orphans="0" fo:widows="0"/>
      <style:text-properties officeooo:paragraph-rsid="00099f4f"/>
    </style:style>
    <style:style style:name="P27" style:family="paragraph" style:parent-style-name="Standard">
      <style:paragraph-properties fo:text-align="center" style:justify-single-word="false"/>
      <style:text-properties fo:font-size="14pt" fo:font-weight="bold" officeooo:paragraph-rsid="00099f4f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justify" style:justify-single-word="false"/>
      <style:text-properties officeooo:paragraph-rsid="00099f4f"/>
    </style:style>
    <style:style style:name="P29" style:family="paragraph" style:parent-style-name="Standard">
      <style:text-properties fo:color="#000000" loext:opacity="100%" officeooo:paragraph-rsid="00099f4f" fo:background-color="#ffffff"/>
    </style:style>
    <style:style style:name="P30" style:family="paragraph" style:parent-style-name="Standard">
      <style:paragraph-properties fo:orphans="0" fo:widows="0"/>
      <style:text-properties fo:font-weight="bold" officeooo:paragraph-rsid="00099f4f" style:font-weight-asian="bold"/>
    </style:style>
    <style:style style:name="P31" style:family="paragraph" style:parent-style-name="Standard">
      <style:paragraph-properties fo:orphans="0" fo:widows="0"/>
      <style:text-properties fo:language="en" fo:country="US" fo:font-weight="bold" officeooo:paragraph-rsid="00099f4f" style:font-weight-asian="bold"/>
    </style:style>
    <style:style style:name="P32" style:family="paragraph" style:parent-style-name="Standard">
      <style:paragraph-properties fo:margin-top="1.058cm" fo:margin-bottom="0cm" style:contextual-spacing="false" fo:orphans="0" fo:widows="0"/>
      <style:text-properties fo:language="en" fo:country="US" officeooo:paragraph-rsid="00099f4f"/>
    </style:style>
    <style:style style:name="P33" style:family="paragraph" style:parent-style-name="Standard">
      <style:text-properties officeooo:paragraph-rsid="00099f4f"/>
    </style:style>
    <style:style style:name="P34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rsid="00099f4f" officeooo:paragraph-rsid="00099f4f"/>
    </style:style>
    <style:style style:name="P35" style:family="paragraph" style:parent-style-name="Text_20_body">
      <style:paragraph-properties fo:margin-top="1.693cm" fo:margin-bottom="0cm" style:contextual-spacing="false" fo:orphans="0" fo:widows="0"/>
      <style:text-properties officeooo:paragraph-rsid="00099f4f"/>
    </style:style>
    <style:style style:name="P36" style:family="paragraph" style:parent-style-name="Text_20_body">
      <style:paragraph-properties fo:margin-top="0cm" fo:margin-bottom="0cm" style:contextual-spacing="false"/>
      <style:text-properties officeooo:paragraph-rsid="00099f4f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weight-complex="bold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099f4f" style:font-size-asian="14pt" style:font-weight-asian="bold" style:font-size-complex="14pt" style:font-weight-complex="bold"/>
    </style:style>
    <style:style style:name="T7" style:family="text">
      <style:text-properties fo:color="#000000" loext:opacity="100%" fo:background-color="#ffffff" loext:char-shading-value="0"/>
    </style:style>
    <style:style style:name="T8" style:family="text">
      <style:text-properties fo:font-weight="bold" style:font-weight-asian="bold"/>
    </style:style>
    <style:style style:name="T9" style:family="text">
      <style:text-properties style:font-weight-complex="bold"/>
    </style:style>
    <style:style style:name="T10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9373a5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b9bcd1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908b25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ГУАП</text:p>
      <text:p text:style-name="P18">КАФЕДРА № 83</text:p>
      <text:p text:style-name="P11">ОТЧЕТ <text:line-break/>ЗАЩИЩЕН С ОЦЕНКОЙ</text:p>
      <text:p text:style-name="P22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7">ст. препод.</text:p>
          </table:table-cell>
          <table:table-cell table:style-name="Таблица1.B1" office:value-type="string">
            <text:p text:style-name="P19"/>
          </table:table-cell>
          <table:table-cell table:style-name="Таблица1.A1" office:value-type="string">
            <text:p text:style-name="P19"/>
          </table:table-cell>
          <table:table-cell table:style-name="Таблица1.B1" office:value-type="string">
            <text:p text:style-name="P19"/>
          </table:table-cell>
          <table:table-cell table:style-name="Таблица1.A1" office:value-type="string">
            <text:p text:style-name="P19">К.А. Жиданов</text:p>
          </table:table-cell>
        </table:table-row>
        <table:table-row table:style-name="Таблица1.1">
          <table:table-cell table:style-name="Таблица1.B1" office:value-type="string">
            <text:p text:style-name="P24">должность, уч. степень, звание</text:p>
          </table:table-cell>
          <table:table-cell table:style-name="Таблица1.B1" office:value-type="string">
            <text:p text:style-name="P26"/>
          </table:table-cell>
          <table:table-cell table:style-name="Таблица1.B1" office:value-type="string">
            <text:p text:style-name="P24">подпись, дата</text:p>
          </table:table-cell>
          <table:table-cell table:style-name="Таблица1.B1" office:value-type="string">
            <text:p text:style-name="P26"/>
          </table:table-cell>
          <table:table-cell table:style-name="Таблица1.B1" office:value-type="string">
            <text:p text:style-name="P24">инициалы, фамилия</text:p>
          </table:table-cell>
        </table:table-row>
      </table:table>
      <text:p text:style-name="P36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35">ОТЧЕТ О ЛАБОРАТОРНОЙ РАБОТЕ №3</text:p>
          </table:table-cell>
        </table:table-row>
        <table:table-row table:style-name="Таблица2.1">
          <table:table-cell table:style-name="Таблица2.A1" office:value-type="string">
            <text:h text:style-name="P1" text:outline-level="1"><text:s/></text:h>
          </table:table-cell>
        </table:table-row>
        <table:table-row table:style-name="Таблица2.1">
          <table:table-cell table:style-name="Таблица2.A1" office:value-type="string">
            <text:h text:style-name="P2" text:outline-level="3">по курсу: ЯЗЫКИ ПРОГРАММИРОВАНИЯ</text:h>
          </table:table-cell>
        </table:table-row>
        <table:table-row table:style-name="Таблица2.1">
          <table:table-cell table:style-name="Таблица2.A1" office:value-type="string">
            <text:h text:style-name="P3" text:outline-level="3"/>
          </table:table-cell>
        </table:table-row>
        <table:table-row table:style-name="Таблица2.1">
          <table:table-cell table:style-name="Таблица2.A1" office:value-type="string">
            <text:p text:style-name="P17"/>
          </table:table-cell>
        </table:table-row>
      </table:table>
      <text:p text:style-name="P23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2">СТУДЕНТ ГР. №</text:p>
          </table:table-cell>
          <table:table-cell table:style-name="Таблица3.B1" office:value-type="string">
            <text:p text:style-name="P19">3145</text:p>
          </table:table-cell>
          <table:table-cell table:style-name="Таблица3.C1" office:value-type="string">
            <text:p text:style-name="P19"/>
          </table:table-cell>
          <table:table-cell table:style-name="Таблица3.D1" office:value-type="string">
            <text:p text:style-name="P34">гул</text:p>
          </table:table-cell>
          <table:table-cell table:style-name="Таблица3.C1" office:value-type="string">
            <text:p text:style-name="P19"/>
          </table:table-cell>
          <table:table-cell table:style-name="Таблица3.D1" office:value-type="string">
            <text:p text:style-name="P34">Н.Т.Гуляев</text:p>
          </table:table-cell>
        </table:table-row>
        <table:table-row table:style-name="Таблица3.1">
          <table:table-cell table:style-name="Таблица3.C1" office:value-type="string">
            <text:p text:style-name="P24"/>
          </table:table-cell>
          <table:table-cell table:style-name="Таблица3.B2" office:value-type="string">
            <text:p text:style-name="P26"/>
          </table:table-cell>
          <table:table-cell table:style-name="Таблица3.C1" office:value-type="string">
            <text:p text:style-name="P26"/>
          </table:table-cell>
          <table:table-cell table:style-name="Таблица3.D2" office:value-type="string">
            <text:p text:style-name="P24">подпись, дата</text:p>
          </table:table-cell>
          <table:table-cell table:style-name="Таблица3.C1" office:value-type="string">
            <text:p text:style-name="P26"/>
          </table:table-cell>
          <table:table-cell table:style-name="Таблица3.C1" office:value-type="string">
            <text:p text:style-name="P24">инициалы, фамилия</text:p>
          </table:table-cell>
        </table:table-row>
      </table:table>
      <text:p text:style-name="P25"/>
      <text:p text:style-name="P20">Санкт-Петербург<text:span text:style-name="T1"> </text:span>2022</text:p>
      <text:p text:style-name="P33"/>
      <text:p text:style-name="P33"/>
      <text:p text:style-name="P21"><text:soft-page-break/><text:span text:style-name="T5">Вариант </text:span><text:span text:style-name="T6">4</text:span></text:p>
      <text:p text:style-name="P27"/>
      <text:p text:style-name="P28"><text:span text:style-name="T7">Отсортировать строки по заданной колонке</text:span></text:p>
      <text:p text:style-name="P28"/>
      <text:p text:style-name="P21"><text:span text:style-name="T5">Цель работы</text:span></text:p>
      <text:p text:style-name="P33"><text:span text:style-name="T7">В .CSV файле хранятся значения зарплат. Требуется написать консольное приложение, которые считает данные и проведёт их обработку. Имя файла с данными и параметры задаются в командной строке.</text:span></text:p>
      <text:p text:style-name="P29"/>
      <text:p text:style-name="P21"><text:span text:style-name="T5">Ход работы</text:span></text:p>
      <text:list xml:id="list3321532457" text:style-name="WWNum2">
        <text:list-item>
          <text:p text:style-name="P4">Реализовал на языке Си структуру, описывающую строку в таблице</text:p>
        </text:list-item>
        <text:list-item>
          <text:p text:style-name="P4"><text:span text:style-name="T1"><text:s/></text:span>Реализовал на языке Си функцию вывода</text:p>
        </text:list-item>
        <text:list-item>
          <text:p text:style-name="P4"><text:span text:style-name="T1"><text:s/></text:span>Реализовал на языке Си функцию вывода</text:p>
        </text:list-item>
        <text:list-item>
          <text:p text:style-name="P4">Реализовал операторы сравнения для всех столбцов</text:p>
        </text:list-item>
        <text:list-item>
          <text:p text:style-name="P4">Удаление реализовано через отвязывание узла и переноса хвоста или головы списка на следующий элемент</text:p>
        </text:list-item>
        <text:list-item>
          <text:p text:style-name="P4">Реализовал меню, с помощью которого можно отсортировать по нужному столбцу</text:p>
        </text:list-item>
      </text:list>
      <text:p text:style-name="P7"/>
      <text:p text:style-name="P16"><text:span text:style-name="T10">#include </text:span><text:span text:style-name="T11">&lt;stdio.h&gt;</text:span><text:line-break/><text:span text:style-name="T10">#include </text:span><text:span text:style-name="T11">&lt;assert.h&gt;</text:span><text:line-break/><text:span text:style-name="T10">#include </text:span><text:span text:style-name="T11">&lt;malloc.h&gt;</text:span><text:line-break/><text:span text:style-name="T10">#include </text:span><text:span text:style-name="T11">"string.h"</text:span><text:line-break/><text:span text:style-name="T10">#include </text:span><text:span text:style-name="T11">"stdlib.h"</text:span><text:line-break/><text:span text:style-name="T12">typedef struct </text:span><text:span text:style-name="T13">data </text:span><text:span text:style-name="T14">{</text:span><text:span text:style-name="T15">//структура строки таблицы</text:span><text:line-break/><text:span text:style-name="T15"> <text:s text:c="3"/></text:span><text:span text:style-name="T12">char </text:span><text:span text:style-name="T16">name</text:span><text:span text:style-name="T14">[</text:span><text:span text:style-name="T17">30</text:span><text:span text:style-name="T14">]</text:span><text:span text:style-name="T12">;</text:span><text:line-break/><text:span text:style-name="T12"> <text:s text:c="3"/>char </text:span><text:span text:style-name="T16">surname</text:span><text:span text:style-name="T14">[</text:span><text:span text:style-name="T17">30</text:span><text:span text:style-name="T14">]</text:span><text:span text:style-name="T12">;</text:span><text:line-break/><text:span text:style-name="T12"> <text:s text:c="3"/>char </text:span><text:span text:style-name="T16">gender</text:span><text:span text:style-name="T14">[</text:span><text:span text:style-name="T17">30</text:span><text:span text:style-name="T14">]</text:span><text:span text:style-name="T12">;</text:span><text:line-break/><text:span text:style-name="T12"> <text:s text:c="3"/>char </text:span><text:span text:style-name="T16">occupation</text:span><text:span text:style-name="T14">[</text:span><text:span text:style-name="T17">30</text:span><text:span text:style-name="T14">]</text:span><text:span text:style-name="T12">;</text:span><text:line-break/><text:span text:style-name="T12"> <text:s text:c="3"/>char </text:span><text:span text:style-name="T16">salary</text:span><text:span text:style-name="T14">[</text:span><text:span text:style-name="T17">30</text:span><text:span text:style-name="T14">]</text:span><text:span text:style-name="T12">;</text:span><text:line-break/><text:span text:style-name="T14">} </text:span><text:span text:style-name="T18">data</text:span><text:span text:style-name="T12">;</text:span><text:line-break/><text:span text:style-name="T12">void </text:span><text:span text:style-name="T19">printdata</text:span><text:span text:style-name="T14">(</text:span><text:span text:style-name="T18">data </text:span><text:span text:style-name="T14">*struc) {</text:span><text:span text:style-name="T15">//функция вывода строки</text:span><text:line-break/><text:span text:style-name="T15"> <text:s text:c="3"/></text:span><text:span text:style-name="T14">printf(</text:span><text:span text:style-name="T11">"%s</text:span><text:span text:style-name="T12">\n</text:span><text:span text:style-name="T11">"</text:span><text:span text:style-name="T12">,</text:span><text:span text:style-name="T14">struc-&gt;</text:span><text:span text:style-name="T16">name</text:span><text:span text:style-name="T14">)</text:span><text:span text:style-name="T12">;</text:span><text:line-break/><text:span text:style-name="T12"> <text:s text:c="3"/></text:span><text:span text:style-name="T14">printf(</text:span><text:span text:style-name="T11">"%s</text:span><text:span text:style-name="T12">\n</text:span><text:span text:style-name="T11">"</text:span><text:span text:style-name="T12">,</text:span><text:span text:style-name="T14">struc-&gt;</text:span><text:span text:style-name="T16">surname</text:span><text:span text:style-name="T14">)</text:span><text:span text:style-name="T12">;</text:span><text:line-break/><text:span text:style-name="T12"> <text:s text:c="3"/></text:span><text:span text:style-name="T14">printf(</text:span><text:span text:style-name="T11">"%s</text:span><text:span text:style-name="T12">\n</text:span><text:span text:style-name="T11">"</text:span><text:span text:style-name="T12">,</text:span><text:span text:style-name="T14">struc-&gt;</text:span><text:span text:style-name="T16">gender</text:span><text:span text:style-name="T14">)</text:span><text:span text:style-name="T12">;</text:span><text:line-break/><text:span text:style-name="T12"> <text:s text:c="3"/></text:span><text:span text:style-name="T14">printf(</text:span><text:span text:style-name="T11">"%s</text:span><text:span text:style-name="T12">\n</text:span><text:span text:style-name="T11">"</text:span><text:span text:style-name="T12">,</text:span><text:span text:style-name="T14">struc-&gt;</text:span><text:span text:style-name="T16">occupation</text:span><text:span text:style-name="T14">)</text:span><text:span text:style-name="T12">;</text:span><text:line-break/><text:span text:style-name="T12"> <text:s text:c="3"/></text:span><text:span text:style-name="T14">printf(</text:span><text:span text:style-name="T11">"%s</text:span><text:span text:style-name="T12">\n</text:span><text:span text:style-name="T11">"</text:span><text:span text:style-name="T12">,</text:span><text:span text:style-name="T14">struc-&gt;</text:span><text:span text:style-name="T16">salary</text:span><text:span text:style-name="T14">)</text:span><text:span text:style-name="T12">;</text:span><text:line-break/><text:span text:style-name="T14">}</text:span><text:line-break/><text:span text:style-name="T12">int </text:span><text:span text:style-name="T19">comparator1</text:span><text:span text:style-name="T14">(</text:span><text:span text:style-name="T12">const void</text:span><text:span text:style-name="T14">* p0</text:span><text:span text:style-name="T12">, const void</text:span><text:span text:style-name="T14">* p1)</text:span><text:span text:style-name="T15">//операторы сравнения</text:span><text:line-break/><text:span text:style-name="T14">{</text:span><text:line-break/><text:span text:style-name="T14"> <text:s text:c="3"/></text:span><text:span text:style-name="T12">struct </text:span><text:span text:style-name="T13">data</text:span><text:span text:style-name="T14">* ps0 = (</text:span><text:span text:style-name="T12">struct </text:span><text:span text:style-name="T13">data</text:span><text:span text:style-name="T14">*) p0</text:span><text:span text:style-name="T12">;</text:span><text:line-break/><text:span text:style-name="T12"> <text:s text:c="3"/>struct </text:span><text:span text:style-name="T13">data</text:span><text:span text:style-name="T14">* ps1 = (</text:span><text:span text:style-name="T12">struct </text:span><text:span text:style-name="T13">data</text:span><text:span text:style-name="T14">*) p1</text:span><text:span text:style-name="T12">;</text:span><text:line-break/><text:span text:style-name="T12"> <text:s text:c="3"/>return </text:span><text:span text:style-name="T14">strcmp( ps0-&gt;</text:span><text:span text:style-name="T16">name</text:span><text:span text:style-name="T12">, </text:span><text:span text:style-name="T14">ps1-&gt;</text:span><text:span text:style-name="T16">name</text:span><text:span text:style-name="T14">)</text:span><text:span text:style-name="T12">;</text:span><text:line-break/><text:span text:style-name="T14">}</text:span><text:line-break/><text:span text:style-name="T12">int </text:span><text:span text:style-name="T19">comparator2</text:span><text:span text:style-name="T14">(</text:span><text:span text:style-name="T12">const void</text:span><text:span text:style-name="T14">* p0</text:span><text:span text:style-name="T12">, const void</text:span><text:span text:style-name="T14">* p1)</text:span><text:line-break/><text:span text:style-name="T14">{</text:span><text:line-break/><text:span text:style-name="T14"> <text:s text:c="3"/></text:span><text:span text:style-name="T12">struct </text:span><text:span text:style-name="T13">data</text:span><text:span text:style-name="T14">* ps0 = (</text:span><text:span text:style-name="T12">struct </text:span><text:span text:style-name="T13">data</text:span><text:span text:style-name="T14">*) p0</text:span><text:span text:style-name="T12">;</text:span><text:line-break/><text:span text:style-name="T12"> <text:s text:c="3"/>struct </text:span><text:span text:style-name="T13">data</text:span><text:span text:style-name="T14">* ps1 = (</text:span><text:span text:style-name="T12">struct </text:span><text:span text:style-name="T13">data</text:span><text:span text:style-name="T14">*) p1</text:span><text:span text:style-name="T12">;</text:span><text:line-break/><text:span text:style-name="T12"> <text:s text:c="3"/>return </text:span><text:span text:style-name="T14">strcmp( ps0-&gt;</text:span><text:span text:style-name="T16">surname</text:span><text:span text:style-name="T12">, </text:span><text:span text:style-name="T14">ps1-&gt;</text:span><text:span text:style-name="T16">surname</text:span><text:span text:style-name="T14">)</text:span><text:span text:style-name="T12">;</text:span><text:line-break/><text:span text:style-name="T14">}</text:span><text:line-break/><text:span text:style-name="T12">int </text:span><text:span text:style-name="T19">comparator3</text:span><text:span text:style-name="T14">(</text:span><text:span text:style-name="T12">const void</text:span><text:span text:style-name="T14">* p0</text:span><text:span text:style-name="T12">, const void</text:span><text:span text:style-name="T14">* p1)</text:span><text:line-break/><text:span text:style-name="T14">{</text:span><text:line-break/><text:span text:style-name="T14"> <text:s text:c="3"/></text:span><text:span text:style-name="T12">struct </text:span><text:span text:style-name="T13">data</text:span><text:span text:style-name="T14">* ps0 = (</text:span><text:span text:style-name="T12">struct </text:span><text:span text:style-name="T13">data</text:span><text:span text:style-name="T14">*) p0</text:span><text:span text:style-name="T12">;</text:span><text:line-break/><text:soft-page-break/><text:span text:style-name="T12"> <text:s text:c="3"/>struct </text:span><text:span text:style-name="T13">data</text:span><text:span text:style-name="T14">* ps1 = (</text:span><text:span text:style-name="T12">struct </text:span><text:span text:style-name="T13">data</text:span><text:span text:style-name="T14">*) p1</text:span><text:span text:style-name="T12">;</text:span><text:line-break/><text:span text:style-name="T12"> <text:s text:c="3"/>return </text:span><text:span text:style-name="T14">strcmp( ps0-&gt;</text:span><text:span text:style-name="T16">gender</text:span><text:span text:style-name="T12">, </text:span><text:span text:style-name="T14">ps1-&gt;</text:span><text:span text:style-name="T16">gender</text:span><text:span text:style-name="T14">)</text:span><text:span text:style-name="T12">;</text:span><text:line-break/><text:span text:style-name="T14">}</text:span><text:line-break/><text:span text:style-name="T12">int </text:span><text:span text:style-name="T19">comparator4</text:span><text:span text:style-name="T14">(</text:span><text:span text:style-name="T12">const void</text:span><text:span text:style-name="T14">* p0</text:span><text:span text:style-name="T12">, const void</text:span><text:span text:style-name="T14">* p1)</text:span><text:line-break/><text:span text:style-name="T14">{</text:span><text:line-break/><text:span text:style-name="T14"> <text:s text:c="3"/></text:span><text:span text:style-name="T12">struct </text:span><text:span text:style-name="T13">data</text:span><text:span text:style-name="T14">* ps0 = (</text:span><text:span text:style-name="T12">struct </text:span><text:span text:style-name="T13">data</text:span><text:span text:style-name="T14">*) p0</text:span><text:span text:style-name="T12">;</text:span><text:line-break/><text:span text:style-name="T12"> <text:s text:c="3"/>struct </text:span><text:span text:style-name="T13">data</text:span><text:span text:style-name="T14">* ps1 = (</text:span><text:span text:style-name="T12">struct </text:span><text:span text:style-name="T13">data</text:span><text:span text:style-name="T14">*) p1</text:span><text:span text:style-name="T12">;</text:span><text:line-break/><text:span text:style-name="T12"> <text:s text:c="3"/>return </text:span><text:span text:style-name="T14">strcmp( ps0-&gt;</text:span><text:span text:style-name="T16">occupation</text:span><text:span text:style-name="T12">, </text:span><text:span text:style-name="T14">ps1-&gt;</text:span><text:span text:style-name="T16">occupation</text:span><text:span text:style-name="T14">)</text:span><text:span text:style-name="T12">;</text:span><text:line-break/><text:span text:style-name="T14">}</text:span><text:line-break/><text:span text:style-name="T12">int </text:span><text:span text:style-name="T19">comparator5</text:span><text:span text:style-name="T14">(</text:span><text:span text:style-name="T12">const void</text:span><text:span text:style-name="T14">* p0</text:span><text:span text:style-name="T12">, const void</text:span><text:span text:style-name="T14">* p1)</text:span><text:line-break/><text:span text:style-name="T14">{</text:span><text:line-break/><text:span text:style-name="T14"> <text:s text:c="3"/></text:span><text:span text:style-name="T12">struct </text:span><text:span text:style-name="T13">data</text:span><text:span text:style-name="T14">* ps0 = (</text:span><text:span text:style-name="T12">struct </text:span><text:span text:style-name="T13">data</text:span><text:span text:style-name="T14">*) p0</text:span><text:span text:style-name="T12">;</text:span><text:line-break/><text:span text:style-name="T12"> <text:s text:c="3"/>struct </text:span><text:span text:style-name="T13">data</text:span><text:span text:style-name="T14">* ps1 = (</text:span><text:span text:style-name="T12">struct </text:span><text:span text:style-name="T13">data</text:span><text:span text:style-name="T14">*) p1</text:span><text:span text:style-name="T12">;</text:span><text:line-break/><text:span text:style-name="T12"> <text:s text:c="3"/>return </text:span><text:span text:style-name="T14">strcmp( ps0-&gt;</text:span><text:span text:style-name="T16">salary</text:span><text:span text:style-name="T12">, </text:span><text:span text:style-name="T14">ps1-&gt;</text:span><text:span text:style-name="T16">salary</text:span><text:span text:style-name="T14">)</text:span><text:span text:style-name="T12">;</text:span><text:line-break/><text:span text:style-name="T14">}</text:span><text:line-break/><text:span text:style-name="T12">int </text:span><text:span text:style-name="T19">main</text:span><text:span text:style-name="T14">() {</text:span><text:line-break/><text:span text:style-name="T14"> <text:s text:c="3"/></text:span><text:span text:style-name="T12">char </text:span><text:span text:style-name="T14">path[</text:span><text:span text:style-name="T17">100</text:span><text:span text:style-name="T14">]=</text:span><text:span text:style-name="T11">"data.csv"</text:span><text:span text:style-name="T12">;</text:span><text:line-break/><text:span text:style-name="T12"> <text:s text:c="3"/></text:span><text:span text:style-name="T18">FILE </text:span><text:span text:style-name="T14">*file = fopen(path</text:span><text:span text:style-name="T12">, </text:span><text:span text:style-name="T11">"r"</text:span><text:span text:style-name="T14">)</text:span><text:span text:style-name="T12">;</text:span><text:span text:style-name="T15">//открываем файл для заполнения массива</text:span><text:line-break/><text:span text:style-name="T15"> <text:s text:c="3"/></text:span><text:span text:style-name="T20">assert</text:span><text:span text:style-name="T14">(file != NULL)</text:span><text:span text:style-name="T12">;</text:span><text:line-break/><text:span text:style-name="T12"> <text:s text:c="3"/>char </text:span><text:span text:style-name="T14">line[</text:span><text:span text:style-name="T17">100</text:span><text:span text:style-name="T14">]</text:span><text:span text:style-name="T12">;</text:span><text:line-break/><text:span text:style-name="T12"> <text:s text:c="3"/>int </text:span><text:span text:style-name="T14">n=</text:span><text:span text:style-name="T17">0</text:span><text:span text:style-name="T12">;</text:span><text:line-break/><text:span text:style-name="T12"> <text:s text:c="3"/>while </text:span><text:span text:style-name="T14">(fgets(line</text:span><text:span text:style-name="T12">, sizeof</text:span><text:span text:style-name="T14">(line)</text:span><text:span text:style-name="T12">, </text:span><text:span text:style-name="T14">file) != </text:span><text:span text:style-name="T20">NULL</text:span><text:span text:style-name="T14">) {</text:span><text:line-break/><text:span text:style-name="T14"> <text:s text:c="7"/>n++</text:span><text:span text:style-name="T12">;</text:span><text:line-break/><text:span text:style-name="T12"> <text:s text:c="3"/></text:span><text:span text:style-name="T14">}</text:span><text:line-break/><text:span text:style-name="T14"> <text:s text:c="3"/>fclose(file)</text:span><text:span text:style-name="T12">;</text:span><text:line-break/><text:span text:style-name="T12"> <text:s text:c="3"/></text:span><text:span text:style-name="T14">file = fopen(path</text:span><text:span text:style-name="T12">, </text:span><text:span text:style-name="T11">"r"</text:span><text:span text:style-name="T14">)</text:span><text:span text:style-name="T12">;</text:span><text:line-break/><text:span text:style-name="T12"> <text:s text:c="3"/></text:span><text:span text:style-name="T18">data</text:span><text:span text:style-name="T14">* arr=malloc(n*</text:span><text:span text:style-name="T12">sizeof</text:span><text:span text:style-name="T14">(</text:span><text:span text:style-name="T18">data</text:span><text:span text:style-name="T14">))</text:span><text:span text:style-name="T12">;</text:span><text:line-break/><text:span text:style-name="T12"> <text:s text:c="3"/>int </text:span><text:span text:style-name="T14">i=</text:span><text:span text:style-name="T17">0</text:span><text:span text:style-name="T12">;</text:span><text:line-break/><text:span text:style-name="T12"> <text:s text:c="3"/></text:span><text:span text:style-name="T14">fgets(line</text:span><text:span text:style-name="T12">, sizeof</text:span><text:span text:style-name="T14">(line)</text:span><text:span text:style-name="T12">, </text:span><text:span text:style-name="T14">file)</text:span><text:span text:style-name="T12">;</text:span><text:line-break/><text:span text:style-name="T12"> <text:s text:c="3"/>while </text:span><text:span text:style-name="T14">(fgets(line</text:span><text:span text:style-name="T12">, sizeof</text:span><text:span text:style-name="T14">(line)</text:span><text:span text:style-name="T12">, </text:span><text:span text:style-name="T14">file) != </text:span><text:span text:style-name="T20">NULL</text:span><text:span text:style-name="T14">) {</text:span><text:span text:style-name="T15">//копируем все данные в массив</text:span><text:line-break/><text:span text:style-name="T15"> <text:s text:c="7"/></text:span><text:span text:style-name="T14">strcpy(arr[i].</text:span><text:span text:style-name="T16">name</text:span><text:span text:style-name="T12">,</text:span><text:span text:style-name="T14">strtok(line</text:span><text:span text:style-name="T12">, </text:span><text:span text:style-name="T11">",</text:span><text:span text:style-name="T12">\"</text:span><text:span text:style-name="T11">"</text:span><text:span text:style-name="T14">))</text:span><text:span text:style-name="T12">;</text:span><text:line-break/><text:span text:style-name="T12"> <text:s text:c="7"/></text:span><text:span text:style-name="T14">strcpy(arr[i].</text:span><text:span text:style-name="T16">surname</text:span><text:span text:style-name="T12">,</text:span><text:span text:style-name="T14">strtok(</text:span><text:span text:style-name="T20">NULL</text:span><text:span text:style-name="T12">, </text:span><text:span text:style-name="T11">",</text:span><text:span text:style-name="T12">\"</text:span><text:span text:style-name="T11">"</text:span><text:span text:style-name="T14">))</text:span><text:span text:style-name="T12">;</text:span><text:line-break/><text:span text:style-name="T12"> <text:s text:c="7"/></text:span><text:span text:style-name="T14">strcpy(arr[i].</text:span><text:span text:style-name="T16">gender</text:span><text:span text:style-name="T12">,</text:span><text:span text:style-name="T14">strtok(</text:span><text:span text:style-name="T20">NULL</text:span><text:span text:style-name="T12">, </text:span><text:span text:style-name="T11">",</text:span><text:span text:style-name="T12">\"</text:span><text:span text:style-name="T11">"</text:span><text:span text:style-name="T14">))</text:span><text:span text:style-name="T12">;</text:span><text:line-break/><text:span text:style-name="T12"> <text:s text:c="7"/></text:span><text:span text:style-name="T14">strcpy(arr[i].</text:span><text:span text:style-name="T16">occupation</text:span><text:span text:style-name="T12">,</text:span><text:span text:style-name="T14">strtok(</text:span><text:span text:style-name="T20">NULL</text:span><text:span text:style-name="T12">, </text:span><text:span text:style-name="T11">",</text:span><text:span text:style-name="T12">\"</text:span><text:span text:style-name="T11">"</text:span><text:span text:style-name="T14">))</text:span><text:span text:style-name="T12">;</text:span><text:line-break/><text:span text:style-name="T12"> <text:s text:c="7"/></text:span><text:span text:style-name="T14">strcpy(arr[i].</text:span><text:span text:style-name="T16">salary</text:span><text:span text:style-name="T12">,</text:span><text:span text:style-name="T14">strtok(</text:span><text:span text:style-name="T20">NULL</text:span><text:span text:style-name="T12">, </text:span><text:span text:style-name="T11">",</text:span><text:span text:style-name="T12">\"</text:span><text:span text:style-name="T11">"</text:span><text:span text:style-name="T14">))</text:span><text:span text:style-name="T12">;</text:span><text:line-break/><text:span text:style-name="T12"> <text:s text:c="7"/></text:span><text:span text:style-name="T14">i++</text:span><text:span text:style-name="T12">;</text:span><text:line-break/><text:span text:style-name="T12"> <text:s text:c="3"/></text:span><text:span text:style-name="T14">}</text:span><text:line-break/><text:span text:style-name="T14"> <text:s text:c="3"/>fclose(file)</text:span><text:span text:style-name="T12">;</text:span><text:line-break/><text:span text:style-name="T12"> <text:s text:c="3"/></text:span><text:span text:style-name="T14">printf(</text:span><text:span text:style-name="T11">"enter mode(1-name,2-surname,3-gender, 4-occupation, 5-salary):"</text:span><text:span text:style-name="T14">)</text:span><text:span text:style-name="T12">;</text:span><text:line-break/><text:span text:style-name="T12"> <text:s text:c="3"/>int </text:span><text:span text:style-name="T14">mode=</text:span><text:span text:style-name="T17">0</text:span><text:span text:style-name="T12">;</text:span><text:line-break/><text:span text:style-name="T12"> <text:s text:c="3"/></text:span><text:span text:style-name="T14">scanf(</text:span><text:span text:style-name="T11">"%d"</text:span><text:span text:style-name="T12">,</text:span><text:span text:style-name="T14">&amp;mode)</text:span><text:span text:style-name="T12">;</text:span><text:line-break/><text:span text:style-name="T12"> <text:s text:c="3"/>switch </text:span><text:span text:style-name="T14">(mode)</text:span><text:line-break/><text:span text:style-name="T14"> <text:s text:c="3"/>{</text:span><text:span text:style-name="T15">//меню для выбора столбца сортьировки</text:span><text:line-break/><text:span text:style-name="T15"> <text:s text:c="7"/></text:span><text:span text:style-name="T12">case </text:span><text:span text:style-name="T17">1</text:span><text:span text:style-name="T14">:</text:span><text:line-break/><text:span text:style-name="T14"> <text:s text:c="11"/>qsort(arr</text:span><text:span text:style-name="T12">, </text:span><text:span text:style-name="T14">n</text:span><text:span text:style-name="T12">, sizeof</text:span><text:span text:style-name="T14">(</text:span><text:span text:style-name="T18">data</text:span><text:span text:style-name="T14">)</text:span><text:span text:style-name="T12">,</text:span><text:span text:style-name="T14">comparator1)</text:span><text:span text:style-name="T12">;</text:span><text:line-break/><text:span text:style-name="T12"> <text:s text:c="11"/>break;</text:span><text:line-break/><text:span text:style-name="T12"> <text:s text:c="7"/>case </text:span><text:span text:style-name="T17">2</text:span><text:span text:style-name="T14">:</text:span><text:line-break/><text:span text:style-name="T14"> <text:s text:c="11"/>qsort(arr</text:span><text:span text:style-name="T12">, </text:span><text:span text:style-name="T14">n</text:span><text:span text:style-name="T12">, sizeof</text:span><text:span text:style-name="T14">(</text:span><text:span text:style-name="T18">data</text:span><text:span text:style-name="T14">)</text:span><text:span text:style-name="T12">,</text:span><text:span text:style-name="T14">comparator2)</text:span><text:span text:style-name="T12">;</text:span><text:line-break/><text:span text:style-name="T12"> <text:s text:c="11"/>break;</text:span><text:line-break/><text:span text:style-name="T12"> <text:s text:c="7"/>case </text:span><text:span text:style-name="T17">3</text:span><text:span text:style-name="T14">:</text:span><text:line-break/><text:span text:style-name="T14"> <text:s text:c="11"/>qsort(arr</text:span><text:span text:style-name="T12">, </text:span><text:span text:style-name="T14">n</text:span><text:span text:style-name="T12">, sizeof</text:span><text:span text:style-name="T14">(</text:span><text:span text:style-name="T18">data</text:span><text:span text:style-name="T14">)</text:span><text:span text:style-name="T12">,</text:span><text:span text:style-name="T14">comparator3)</text:span><text:span text:style-name="T12">;</text:span><text:line-break/><text:span text:style-name="T12"> <text:s text:c="11"/>break;</text:span><text:line-break/><text:span text:style-name="T12"> <text:s text:c="7"/>case </text:span><text:span text:style-name="T17">4</text:span><text:span text:style-name="T14">:</text:span><text:line-break/><text:span text:style-name="T14"> <text:s text:c="11"/>qsort(arr</text:span><text:span text:style-name="T12">, </text:span><text:span text:style-name="T14">n</text:span><text:span text:style-name="T12">, sizeof</text:span><text:span text:style-name="T14">(</text:span><text:span text:style-name="T18">data</text:span><text:span text:style-name="T14">)</text:span><text:span text:style-name="T12">,</text:span><text:span text:style-name="T14">comparator4)</text:span><text:span text:style-name="T12">;</text:span><text:line-break/><text:span text:style-name="T12"> <text:s text:c="11"/>break;</text:span><text:line-break/><text:span text:style-name="T12"> <text:s text:c="7"/>case </text:span><text:span text:style-name="T17">5</text:span><text:span text:style-name="T14">:</text:span><text:line-break/><text:span text:style-name="T14"> <text:s text:c="11"/>qsort(arr</text:span><text:span text:style-name="T12">, </text:span><text:span text:style-name="T14">n</text:span><text:span text:style-name="T12">, sizeof</text:span><text:span text:style-name="T14">(</text:span><text:span text:style-name="T18">data</text:span><text:span text:style-name="T14">)</text:span><text:span text:style-name="T12">,</text:span><text:span text:style-name="T14">comparator5)</text:span><text:span text:style-name="T12">;</text:span><text:line-break/><text:span text:style-name="T12"> <text:s text:c="11"/>break;</text:span><text:line-break/><text:span text:style-name="T12"> <text:s text:c="7"/>default</text:span><text:span text:style-name="T14">:</text:span><text:line-break/><text:span text:style-name="T14"> <text:s text:c="11"/></text:span><text:span text:style-name="T12">break;</text:span><text:line-break/><text:span text:style-name="T12"> <text:s text:c="3"/></text:span><text:span text:style-name="T14">}</text:span><text:line-break/><text:span text:style-name="T14"> <text:s text:c="3"/></text:span><text:span text:style-name="T12">for </text:span><text:span text:style-name="T14">(</text:span><text:span text:style-name="T12">int </text:span><text:span text:style-name="T14">j=</text:span><text:span text:style-name="T17">0</text:span><text:span text:style-name="T12">;</text:span><text:span text:style-name="T14">j&lt;n</text:span><text:span text:style-name="T12">;</text:span><text:span text:style-name="T14">j++){</text:span><text:line-break/><text:span text:style-name="T14"> <text:s text:c="7"/>printdata(arr + j)</text:span><text:span text:style-name="T12">;</text:span><text:span text:style-name="T15">//вывод массива в консоль</text:span><text:line-break/><text:soft-page-break/><text:span text:style-name="T15"> <text:s text:c="7"/></text:span><text:span text:style-name="T14">printf(</text:span><text:span text:style-name="T11">"</text:span><text:span text:style-name="T12">\n</text:span><text:span text:style-name="T11">"</text:span><text:span text:style-name="T14">)</text:span><text:span text:style-name="T12">;</text:span><text:line-break/><text:span text:style-name="T12"> <text:s text:c="3"/></text:span><text:span text:style-name="T14">}</text:span><text:line-break/><text:span text:style-name="T14"> <text:s text:c="3"/>remove (</text:span><text:span text:style-name="T11">"path"</text:span><text:span text:style-name="T14">)</text:span><text:span text:style-name="T12">;</text:span><text:line-break/><text:span text:style-name="T12"> <text:s text:c="3"/></text:span><text:span text:style-name="T18">FILE </text:span><text:span text:style-name="T14">*f = fopen(path</text:span><text:span text:style-name="T12">, </text:span><text:span text:style-name="T11">"w"</text:span><text:span text:style-name="T14">)</text:span><text:span text:style-name="T12">;</text:span><text:line-break/><text:span text:style-name="T12"> <text:s text:c="3"/>if </text:span><text:span text:style-name="T14">(f == </text:span><text:span text:style-name="T20">NULL</text:span><text:span text:style-name="T14">) </text:span><text:span text:style-name="T12">return </text:span><text:span text:style-name="T14">-</text:span><text:span text:style-name="T17">1</text:span><text:span text:style-name="T12">;</text:span><text:line-break/><text:span text:style-name="T12"> <text:s text:c="3"/></text:span><text:span text:style-name="T14">fprintf(f</text:span><text:span text:style-name="T12">, </text:span><text:span text:style-name="T11">"</text:span><text:span text:style-name="T12">\"</text:span><text:span text:style-name="T11">First Name</text:span><text:span text:style-name="T12">\"</text:span><text:span text:style-name="T11">,</text:span><text:span text:style-name="T12">\"</text:span><text:span text:style-name="T11">Last Name</text:span><text:span text:style-name="T12">\"</text:span><text:span text:style-name="T11">,</text:span><text:span text:style-name="T12">\"</text:span><text:span text:style-name="T11">Gender</text:span><text:span text:style-name="T12">\"</text:span><text:span text:style-name="T11">,</text:span><text:span text:style-name="T12">\"</text:span><text:span text:style-name="T11">Occupation</text:span><text:span text:style-name="T12">\"</text:span><text:span text:style-name="T11">,</text:span><text:span text:style-name="T12">\"</text:span><text:span text:style-name="T11">Salary</text:span><text:span text:style-name="T12">\"</text:span><text:span text:style-name="T11">"</text:span><text:span text:style-name="T14">)</text:span><text:span text:style-name="T12">;</text:span><text:line-break/><text:span text:style-name="T12"> <text:s text:c="3"/>for </text:span><text:span text:style-name="T14">(</text:span><text:span text:style-name="T12">int </text:span><text:span text:style-name="T14">j=</text:span><text:span text:style-name="T17">0</text:span><text:span text:style-name="T12">;</text:span><text:span text:style-name="T14">j&lt;n</text:span><text:span text:style-name="T12">;</text:span><text:span text:style-name="T14">j++) {</text:span><text:line-break/><text:span text:style-name="T14"> <text:s text:c="7"/>fprintf(f</text:span><text:span text:style-name="T12">, </text:span><text:span text:style-name="T11">"</text:span><text:span text:style-name="T12">\"</text:span><text:span text:style-name="T11">%s</text:span><text:span text:style-name="T12">\"</text:span><text:span text:style-name="T11">,</text:span><text:span text:style-name="T12">\"</text:span><text:span text:style-name="T11">%s</text:span><text:span text:style-name="T12">\"</text:span><text:span text:style-name="T11">,</text:span><text:span text:style-name="T12">\"</text:span><text:span text:style-name="T11">%s</text:span><text:span text:style-name="T12">\"</text:span><text:span text:style-name="T11">,</text:span><text:span text:style-name="T12">\"</text:span><text:span text:style-name="T11">%s</text:span><text:span text:style-name="T12">\"</text:span><text:span text:style-name="T11">,</text:span><text:span text:style-name="T12">\"</text:span><text:span text:style-name="T11">%s</text:span><text:span text:style-name="T12">\"\n</text:span><text:span text:style-name="T11">"</text:span><text:span text:style-name="T12">, </text:span><text:span text:style-name="T14">arr[j].</text:span><text:span text:style-name="T16">name</text:span><text:span text:style-name="T12">, </text:span><text:span text:style-name="T14">arr[j].</text:span><text:span text:style-name="T16">surname</text:span><text:span text:style-name="T12">, </text:span><text:span text:style-name="T14">arr[j].</text:span><text:span text:style-name="T16">gender</text:span><text:span text:style-name="T12">,</text:span><text:span text:style-name="T14">arr[j].</text:span><text:span text:style-name="T16">occupation</text:span><text:span text:style-name="T12">,</text:span><text:span text:style-name="T14">arr[j].</text:span><text:span text:style-name="T16">salary</text:span><text:span text:style-name="T14">)</text:span><text:span text:style-name="T12">; </text:span><text:span text:style-name="T15">//вывод массива в файл</text:span><text:line-break/><text:span text:style-name="T15"> <text:s text:c="3"/></text:span><text:span text:style-name="T14">}</text:span><text:line-break/><text:span text:style-name="T14"> <text:s text:c="3"/>fclose(f)</text:span><text:span text:style-name="T12">;</text:span><text:line-break/><text:span text:style-name="T12"> <text:s text:c="3"/></text:span><text:span text:style-name="T14">free(arr)</text:span><text:span text:style-name="T12">;</text:span><text:line-break/><text:span text:style-name="T14">}</text:span></text:p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635cm" fo:margin-bottom="0cm" style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6T16:52:48.829000000</meta:creation-date>
    <dc:date>2022-06-16T16:58:21.201000000</dc:date>
    <meta:editing-duration>PT5M32S</meta:editing-duration>
    <meta:editing-cycles>1</meta:editing-cycles>
    <meta:generator>LibreOffice/7.2.2.2$Windows_X86_64 LibreOffice_project/02b2acce88a210515b4a5bb2e46cbfb63fe97d56</meta:generator>
    <meta:document-statistic meta:table-count="3" meta:image-count="0" meta:object-count="0" meta:page-count="4" meta:paragraph-count="32" meta:word-count="473" meta:character-count="4278" meta:non-whitespace-character-count="3354"/>
  </office:meta>
</office:document-meta>
</file>